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HelveticaNeue" svg:font-family="HelveticaNeu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/>
    </style:style>
    <style:style style:name="P2" style:family="paragraph" style:parent-style-name="Standard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/>
      <style:text-properties fo:color="#000000" loext:opacity="100%" style:font-name="HelveticaNeue" fo:font-size="11pt" style:font-name-asian="HelveticaNeue" style:font-size-asian="11pt" style:font-name-complex="HelveticaNeue" style:font-size-complex="11pt"/>
    </style:style>
    <style:style style:name="P3" style:family="paragraph" style:parent-style-name="Standard" style:master-page-name="PM2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 style:page-number="auto"/>
      <style:text-properties fo:color="#000000" loext:opacity="100%" style:font-name="HelveticaNeue" fo:font-size="11pt" style:font-name-asian="HelveticaNeue" style:font-size-asian="11pt" style:font-name-complex="HelveticaNeue" style:font-size-complex="11pt"/>
    </style:style>
    <style:style style:name="P4" style:family="paragraph" style:parent-style-name="Standard" style:list-style-name="L1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/>
      <style:text-properties fo:color="#000000" loext:opacity="100%" style:font-name="HelveticaNeue" fo:font-size="11pt" style:font-name-asian="HelveticaNeue" style:font-size-asian="11pt" style:font-name-complex="HelveticaNeue" style:font-size-complex="11pt"/>
    </style:style>
    <style:style style:name="P5" style:family="paragraph" style:parent-style-name="Standard" style:list-style-name="L2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/>
      <style:text-properties fo:color="#000000" loext:opacity="100%" style:font-name="HelveticaNeue" fo:font-size="11pt" style:font-name-asian="HelveticaNeue" style:font-size-asian="11pt" style:font-name-complex="HelveticaNeue" style:font-size-complex="11pt"/>
    </style:style>
    <style:style style:name="P6" style:family="paragraph" style:parent-style-name="Standard" style:list-style-name="L3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/>
      <style:text-properties fo:color="#000000" loext:opacity="100%" style:font-name="HelveticaNeue" fo:font-size="11pt" style:font-name-asian="HelveticaNeue" style:font-size-asian="11pt" style:font-name-complex="HelveticaNeue" style:font-size-complex="11pt"/>
    </style:style>
    <style:style style:name="P7" style:family="paragraph" style:parent-style-name="Standard" style:list-style-name="L3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/>
    </style:style>
    <style:style style:name="P8" style:family="paragraph" style:parent-style-name="Standard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/>
      <style:text-properties fo:color="#5e5e5e" loext:opacity="100%" style:font-name="HelveticaNeue" fo:font-size="11pt" style:font-name-asian="HelveticaNeue" style:font-size-asian="11pt" style:font-name-complex="HelveticaNeue" style:font-size-complex="11pt"/>
    </style:style>
    <style:style style:name="T1" style:family="text">
      <style:text-properties fo:color="#000000" loext:opacity="100%" style:font-name="HelveticaNeue" fo:font-size="11pt" style:font-name-asian="HelveticaNeue" style:font-size-asian="11pt" style:font-name-complex="HelveticaNeue" style:font-size-complex="11pt"/>
    </style:style>
    <style:style style:name="T2" style:family="text">
      <style:text-properties fo:color="#5e5e5e" loext:opacity="100%" style:font-name="HelveticaNeue" fo:font-size="11pt" style:font-name-asian="HelveticaNeue" style:font-size-asian="11pt" style:font-name-complex="HelveticaNeue" style:font-size-complex="11pt"/>
    </style:style>
    <style:style style:name="fr1" style:family="graphic" style:parent-style-name="GraphicStyle_5f_0">
      <style:graphic-properties style:vertical-pos="from-top" style:vertical-rel="page" style:horizontal-pos="from-left" style:horizontal-rel="page" fo:background-color="transparent" draw:fill="none" fo:padding="0in" fo:border="none"/>
    </style:style>
    <text:list-style style:name="L1">
      <text:list-level-style-bullet text:level="1" text:style-name="Bullet_5f_Symbols" loext:num-list-format="%1%" text:bullet-char="-">
        <style:list-level-properties text:min-label-width="0.1681in"/>
      </text:list-level-style-bullet>
      <text:list-level-style-bullet text:level="2" text:style-name="Bullet_5f_Symbols" loext:num-list-format="%2%" text:bullet-char="-">
        <style:list-level-properties text:space-before="0.1665in" text:min-label-width="0.1681in"/>
      </text:list-level-style-bullet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5f_Symbols" loext:num-list-format="%1%" text:bullet-char="-">
        <style:list-level-properties text:min-label-width="0.1681in"/>
      </text:list-level-style-bullet>
      <text:list-level-style-bullet text:level="2" text:style-name="Bullet_5f_Symbols" loext:num-list-format="%2%" text:bullet-char="-">
        <style:list-level-properties text:space-before="0.1665in" text:min-label-width="0.1681in"/>
      </text:list-level-style-bullet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5f_Symbols" loext:num-list-format="%1%" text:bullet-char="-">
        <style:list-level-properties text:min-label-width="0.1681in"/>
      </text:list-level-style-bullet>
      <text:list-level-style-bullet text:level="2" text:style-name="Bullet_5f_Symbols" loext:num-list-format="%2%" text:bullet-char="-">
        <style:list-level-properties text:space-before="0.1665in" text:min-label-width="0.1681in"/>
      </text:list-level-style-bullet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Object0" text:anchor-type="page" text:anchor-page-number="1" svg:x="3.561in" svg:y="1.4028in" svg:width="3.5634in" svg:height="1.3008in" draw:z-index="0">
        <draw:text-box>
          <text:p text:style-name="P2">Tests reside in the test campaign (0)</text:p>
          <text:p text:style-name="P2">Tests 1-4 are scenario 1, difficulty easy-expert</text:p>
          <text:p text:style-name="P2">Tests 5-8 are scenario 2, difficulty easy-expert</text:p>
        </draw:text-box>
      </draw:frame>
      <text:p text:style-name="P3">Things to cover:</text:p>
      <text:p text:style-name="P1"/>
      <text:p text:style-name="P2">terminal tokens only</text:p>
      <text:list text:style-name="L1">
        <text:list-item>
          <text:p text:style-name="P4">1 symbol</text:p>
        </text:list-item>
        <text:list-item>
          <text:p text:style-name="P4">Multiple symbols</text:p>
        </text:list-item>
      </text:list>
      <text:p text:style-name="P1"/>
      <text:p text:style-name="P2">Nonterminals</text:p>
      <text:list text:style-name="L2">
        <text:list-item>
          <text:p text:style-name="P5">Symbol nonterminal</text:p>
        </text:list-item>
        <text:list-item>
          <text:p text:style-name="P5">Bless Tokens</text:p>
        </text:list-item>
        <text:list-item>
          <text:p text:style-name="P5">Curse tokens</text:p>
        </text:list-item>
      </text:list>
      <text:p text:style-name="P1"/>
      <text:p text:style-name="P2">Test 1, Easy (10)<text:tab/>Result<text:tab/><text:tab/><text:tab/>Code</text:p>
      <text:p text:style-name="P2">+1, 0, -1, -2, -3, -4<text:tab/>+8<text:tab/>100%<text:tab/><text:tab/>0110000</text:p>
      <text:p text:style-name="P2">-5, -6, -7, -8<text:tab/><text:tab/>+7<text:tab/>90%</text:p>
      <text:p text:style-name="P2"><text:tab/><text:tab/><text:tab/>+6<text:tab/>80%</text:p>
      <text:p text:style-name="P2"><text:tab/><text:tab/><text:tab/>+5<text:tab/>70%</text:p>
      <text:p text:style-name="P2"><text:tab/><text:tab/><text:tab/>+4<text:tab/>60%</text:p>
      <text:p text:style-name="P2"><text:tab/><text:tab/><text:tab/>+3<text:tab/>50%</text:p>
      <text:p text:style-name="P2"><text:tab/><text:tab/><text:tab/>+2<text:tab/>40%</text:p>
      <text:p text:style-name="P2"><text:tab/><text:tab/><text:tab/>+1<text:tab/>30%</text:p>
      <text:p text:style-name="P2"><text:tab/><text:tab/><text:tab/>0<text:tab/>20%</text:p>
      <text:p text:style-name="P2"><text:tab/><text:tab/><text:tab/>-1<text:tab/>10%</text:p>
      <text:p text:style-name="P2"><text:tab/><text:tab/><text:tab/>-2<text:tab/>0%</text:p>
      <text:p text:style-name="P1"/>
      <text:p text:style-name="P2">Test 1, Standard (4)<text:tab/><text:tab/><text:tab/><text:tab/>0120000</text:p>
      <text:p text:style-name="P2">Star, Fail, 0, -1<text:tab/><text:tab/>+1<text:tab/>75%</text:p>
      <text:p text:style-name="P2"><text:tab/><text:tab/><text:tab/>0<text:tab/>50%</text:p>
      <text:p text:style-name="P2"><text:tab/><text:tab/><text:tab/>-1<text:tab/>25%</text:p>
      <text:p text:style-name="P2"><text:tab/><text:tab/><text:tab/>-2<text:tab/>0%</text:p>
      <text:p text:style-name="P1"/>
      <text:p text:style-name="P2">Test 1, Hard (4)<text:tab/><text:tab/><text:tab/><text:tab/>0130000</text:p>
      <text:p text:style-name="P2">Star, Fail,<text:tab/><text:tab/>+2<text:tab/>75%</text:p>
      <text:p text:style-name="P2">Skull, Hood<text:tab/><text:tab/>+1<text:tab/>50%</text:p>
      <text:p text:style-name="P2">Skull = -1<text:tab/><text:tab/>-1<text:tab/>25%</text:p>
      <text:p text:style-name="P2">Hood = -2<text:tab/><text:tab/>-2<text:tab/>0%</text:p>
      <text:p text:style-name="P1"/>
      <text:p text:style-name="P2">Test 1, Expert (4)<text:tab/><text:tab/><text:tab/><text:tab/>0140000</text:p>
      <text:p text:style-name="P2">Star, Fail,<text:tab/><text:tab/>+4<text:tab/>75%</text:p>
      <text:p text:style-name="P2">Tablet, Squid<text:tab/><text:tab/>+3<text:tab/>50%</text:p>
      <text:p text:style-name="P2">Tablet = -3<text:tab/><text:tab/>-1<text:tab/>25%</text:p>
      <text:p text:style-name="P2">Squid = -4<text:tab/><text:tab/>-2<text:tab/>0%</text:p>
      <text:p text:style-name="P1"/>
      <text:p text:style-name="P2">Test 2, Easy (4)<text:tab/><text:tab/><text:tab/><text:tab/>0210000</text:p>
      <text:p text:style-name="P2">Star, Fail,<text:tab/><text:tab/>+3<text:tab/>67%</text:p>
      <text:p text:style-name="P2">Skull, Hood<text:tab/><text:tab/>+1<text:tab/>58%</text:p>
      <text:p text:style-name="P2">Skull = -1<text:tab/><text:tab/>-1<text:tab/>25%</text:p>
      <text:p text:style-name="P2">Hood = -2 nt<text:tab/><text:tab/>-2<text:tab/>0%</text:p>
      <text:p text:style-name="P1"/>
      <text:p text:style-name="P2">Test 2, Standard (7)<text:tab/><text:tab/><text:tab/><text:tab/>0220000</text:p>
      <text:p text:style-name="P2">Star, Fail,<text:tab/><text:tab/>+8<text:tab/>80%</text:p>
      <text:p text:style-name="P2"><text:soft-page-break/>0, -1, -2,<text:tab/><text:tab/>+7<text:tab/>79%</text:p>
      <text:p text:style-name="P2">Hood, Squid<text:tab/><text:tab/>+6<text:tab/>78%</text:p>
      <text:p text:style-name="P2">Hood = -2 nt<text:tab/><text:tab/>+5<text:tab/>75%</text:p>
      <text:p text:style-name="P2">Squid = -4 nt<text:tab/>+4<text:tab/>72%</text:p>
      <text:p text:style-name="P2"><text:tab/><text:tab/><text:tab/>+3<text:tab/>67%</text:p>
      <text:p text:style-name="P2"><text:tab/><text:tab/><text:tab/>+2<text:tab/>62%</text:p>
      <text:p text:style-name="P2"><text:tab/><text:tab/><text:tab/>+1<text:tab/>45%</text:p>
      <text:p text:style-name="P2"><text:tab/><text:tab/><text:tab/>0<text:tab/>28%</text:p>
      <text:p text:style-name="P2"><text:tab/><text:tab/><text:tab/>-1<text:tab/>14%</text:p>
      <text:p text:style-name="P2"><text:tab/><text:tab/><text:tab/>-2<text:tab/>0%</text:p>
      <text:p text:style-name="P1"/>
      <text:p text:style-name="P2">Test 2, Hard (9)<text:tab/><text:tab/><text:tab/><text:tab/>0230000</text:p>
      <text:p text:style-name="P2">Star, Fail<text:tab/><text:tab/>+6<text:tab/>80%</text:p>
      <text:p text:style-name="P2">0, -1, -2<text:tab/><text:tab/>+5<text:tab/>80%</text:p>
      <text:p text:style-name="P2">Bless x2<text:tab/><text:tab/>+4<text:tab/>79%</text:p>
      <text:p text:style-name="P2">Curse x2<text:tab/><text:tab/>+3<text:tab/>76%</text:p>
      <text:p text:style-name="P2"><text:tab/><text:tab/><text:tab/>+2<text:tab/>72%</text:p>
      <text:p text:style-name="P2"><text:tab/><text:tab/><text:tab/>+1<text:tab/>56%</text:p>
      <text:p text:style-name="P2"><text:tab/><text:tab/><text:tab/>0<text:tab/>40%</text:p>
      <text:p text:style-name="P2"><text:tab/><text:tab/><text:tab/>-1<text:tab/>24%</text:p>
      <text:p text:style-name="P2"><text:tab/><text:tab/><text:tab/>-2<text:tab/>8%</text:p>
      <text:p text:style-name="P2"><text:tab/><text:tab/><text:tab/>-3<text:tab/>4%</text:p>
      <text:p text:style-name="P2"><text:tab/><text:tab/><text:tab/>-4<text:tab/>&lt;1%</text:p>
      <text:p text:style-name="P2"><text:tab/><text:tab/><text:tab/>-5<text:tab/>&lt;1%</text:p>
      <text:p text:style-name="P2"><text:tab/><text:tab/><text:tab/>-6<text:tab/>0.0%</text:p>
      <text:p text:style-name="P1"/>
      <text:p text:style-name="P2">Test 2, Expert (9)<text:tab/><text:tab/><text:tab/><text:tab/>0240000</text:p>
      <text:p text:style-name="P2">Star, Fail,<text:tab/><text:tab/>+9<text:tab/>75%</text:p>
      <text:p text:style-name="P2">0, -1,<text:tab/><text:tab/></text:p>
      <text:p text:style-name="P2">Bless x1<text:tab/><text:tab/></text:p>
      <text:p text:style-name="P2">Curse x4<text:tab/><text:tab/>+6<text:tab/>74%</text:p>
      <text:p text:style-name="P2"><text:tab/><text:tab/><text:tab/>+5<text:tab/>73%</text:p>
      <text:p text:style-name="P2"><text:tab/><text:tab/><text:tab/>+4<text:tab/>69%</text:p>
      <text:p text:style-name="P2"><text:tab/><text:tab/><text:tab/>+3<text:tab/>66%</text:p>
      <text:p text:style-name="P2"><text:tab/><text:tab/><text:tab/>+2<text:tab/>56%</text:p>
      <text:p text:style-name="P2"><text:tab/><text:tab/><text:tab/>+1<text:tab/>49%</text:p>
      <text:p text:style-name="P2"><text:tab/><text:tab/><text:tab/>0<text:tab/>30%</text:p>
      <text:p text:style-name="P2"><text:tab/><text:tab/><text:tab/>-1<text:tab/>17%</text:p>
      <text:p text:style-name="P2"><text:tab/><text:tab/><text:tab/>-2<text:tab/>3%</text:p>
      <text:p text:style-name="P2"><text:tab/><text:tab/><text:tab/>-3<text:tab/>1%</text:p>
      <text:p text:style-name="P2"><text:tab/><text:tab/><text:tab/>-4<text:tab/>0%</text:p>
      <text:p text:style-name="P1"/>
      <text:p text:style-name="P2">9<text:tab/><text:tab/>T<text:tab/><text:tab/><text:tab/><text:tab/>1</text:p>
      <text:p text:style-name="P2">98<text:tab/><text:tab/>+2T, -2Tx4<text:tab/><text:tab/><text:tab/>5</text:p>
      <text:p text:style-name="P2">987<text:tab/><text:tab/>T x8, -4T x12<text:tab/><text:tab/><text:tab/>20</text:p>
      <text:p text:style-name="P2">9876<text:tab/><text:tab/>-2T x24, -6T x36<text:tab/><text:tab/>60</text:p>
      <text:p text:style-name="P2">98765<text:tab/><text:tab/>-4T x96, -8T x24<text:tab/><text:tab/>120</text:p>
      <text:p text:style-name="P2">987654<text:tab/>-6T x120<text:tab/><text:tab/><text:tab/>120</text:p>
      <text:p text:style-name="P1"/>
      <text:p text:style-name="P2">T<text:tab/>= 1/9 + 8/9*8*7 = 1/9 + 8/504 <text:tab/><text:tab/><text:tab/><text:tab/>= 8/63</text:p>
      <text:p text:style-name="P2"><text:soft-page-break/>+2T<text:tab/>= 1/9*8 = 1/72<text:tab/><text:tab/><text:tab/><text:tab/><text:tab/><text:tab/><text:tab/>= 1/72</text:p>
      <text:p text:style-name="P2">-2T<text:tab/>= 4/9*8 + 24/9*8*7*6 = 4/72 + 24/3024 <text:tab/><text:tab/><text:tab/>= 4/63</text:p>
      <text:p text:style-name="P2">-4T<text:tab/>= 12/9*8*7 + 96/9*8*7*6*5 = 12/504 + 96/15120<text:tab/><text:tab/>= 19/630<text:tab/><text:tab/></text:p>
      <text:p text:style-name="P2">-6T <text:tab/>= 36/9*8*7*6 + 120/9*8*7*6*5*4 = 36/3024 + 120/60480<text:tab/>= 1/72</text:p>
      <text:p text:style-name="P2">-8T<text:tab/>= 24/9*8*7*6*5<text:tab/> = 24/15120<text:tab/><text:tab/><text:tab/><text:tab/><text:tab/>= 1/630</text:p>
      <text:p text:style-name="P1"/>
      <text:p text:style-name="P2">T<text:tab/><text:tab/>T+2<text:tab/><text:tab/>T-2<text:tab/><text:tab/>T-4<text:tab/><text:tab/>T-6<text:tab/><text:tab/>T-8</text:p>
      <text:p text:style-name="P2">Fail<text:tab/><text:tab/>Fail<text:tab/><text:tab/>Fail<text:tab/><text:tab/>Fail<text:tab/><text:tab/>Fail<text:tab/><text:tab/>Fail</text:p>
      <text:p text:style-name="P2">+1<text:tab/><text:tab/>+3<text:tab/><text:tab/>-1<text:tab/><text:tab/>-3<text:tab/><text:tab/>-5<text:tab/><text:tab/>-7</text:p>
      <text:p text:style-name="P2">0<text:tab/><text:tab/>+2<text:tab/><text:tab/>-2<text:tab/><text:tab/>-4<text:tab/><text:tab/>-6<text:tab/><text:tab/>-8</text:p>
      <text:p text:style-name="P2">-1 = 8/63<text:tab/>+1 = 1/72<text:tab/>-3 = 4/63<text:tab/>-5 = 19/630<text:tab/>-7 = 1/72<text:tab/>-9 = 1/630</text:p>
      <text:p text:style-name="P1"/>
      <text:p text:style-name="P8">Fail = <text:tab/><text:tab/><text:tab/><text:tab/><text:tab/><text:tab/>25%</text:p>
      <text:p text:style-name="P8">+3 = 1/72<text:tab/><text:tab/><text:tab/><text:tab/><text:tab/>1.4</text:p>
      <text:p text:style-name="P8">+2 = 1/72<text:tab/><text:tab/><text:tab/><text:tab/><text:tab/>1.4</text:p>
      <text:p text:style-name="P8">+1 = 8/63 + 1/72<text:tab/>1.39 + 12.7 = <text:tab/><text:tab/>14.1</text:p>
      <text:p text:style-name="P8">0 = 8/63<text:tab/><text:tab/><text:tab/><text:tab/><text:tab/>12.7</text:p>
      <text:p text:style-name="P8">-1 = 8/63 + 4/63<text:tab/>12.7 + 6.35 = <text:tab/><text:tab/>19.1</text:p>
      <text:p text:style-name="P8">-2 = 4/63<text:tab/><text:tab/><text:tab/><text:tab/><text:tab/>6.4</text:p>
      <text:p text:style-name="P8">-3 = 4/63 + 19/630<text:tab/>6.35 + 3.01 = <text:tab/><text:tab/>9.4</text:p>
      <text:p text:style-name="P8">-4 = 19/630<text:tab/><text:tab/><text:tab/><text:tab/><text:tab/>3</text:p>
      <text:p text:style-name="P8">-5 = 19/630 + 1/72<text:tab/>3.01 + 1.39 = <text:tab/><text:tab/>4.4</text:p>
      <text:p text:style-name="P8">-6 = 1/72<text:tab/><text:tab/><text:tab/><text:tab/><text:tab/>1.4</text:p>
      <text:p text:style-name="P8">-7 = 1/72 + 1/630<text:tab/>1.39 + .2 = <text:tab/><text:tab/>1.4</text:p>
      <text:p text:style-name="P8">-8 = 1/630<text:tab/><text:tab/><text:tab/><text:tab/><text:tab/>.2</text:p>
      <text:p text:style-name="P8">-9 = 1/630<text:tab/><text:tab/><text:tab/><text:tab/><text:tab/>.2</text:p>
      <text:p text:style-name="P8"><text:tab/></text:p>
      <text:p text:style-name="P8">9<text:tab/>T<text:tab/><text:tab/><text:tab/><text:tab/>1</text:p>
      <text:p text:style-name="P8">98<text:tab/>+2T x2, -2T x2<text:tab/><text:tab/><text:tab/>4</text:p>
      <text:p text:style-name="P8">987<text:tab/>+4T x2, T x8, -4T x2<text:tab/><text:tab/>12</text:p>
      <text:p text:style-name="P8">9876<text:tab/>+2T x12, -2T x12<text:tab/><text:tab/>24<text:tab/><text:tab/>4 x 4 x 3 x 2</text:p>
      <text:p text:style-name="P8">98765<text:tab/>T x24<text:tab/><text:tab/><text:tab/><text:tab/>24</text:p>
      <text:p text:style-name="P1"/>
      <text:p text:style-name="P1"/>
      <text:p text:style-name="P8">T <text:tab/>= 1/9 + 8/9*8*7 + 24/9*8*7*6*5<text:tab/>= 1/9 + 1/63 + 1/630<text:tab/>= 9/70<text:tab/><text:tab/>= 12.86</text:p>
      <text:p text:style-name="P8">+2T<text:tab/>= 2/72 + 12/3024 = 84/3024 + 12/3024 = 96/3024<text:tab/><text:tab/>= 2/63<text:tab/><text:tab/>= 3.17</text:p>
      <text:p text:style-name="P8">+4T<text:tab/>= 2/9*8<text:tab/>*7<text:tab/><text:tab/><text:tab/><text:tab/><text:tab/><text:tab/><text:tab/>= 1/252<text:tab/>= 0.4</text:p>
      <text:p text:style-name="P8">-2T <text:tab/>= 2/72 + 12/3024<text:tab/><text:tab/><text:tab/><text:tab/><text:tab/><text:tab/>= 2/63</text:p>
      <text:p text:style-name="P8">-4T<text:tab/>= 2/9*8<text:tab/>*7<text:tab/><text:tab/><text:tab/><text:tab/><text:tab/><text:tab/><text:tab/>= 1/252</text:p>
      <text:p text:style-name="P8"><text:tab/><text:tab/><text:tab/><text:tab/><text:tab/><text:tab/><text:tab/><text:tab/><text:tab/>&gt;&gt; <text:s/></text:p>
      <text:p text:style-name="P1"/>
      <text:p text:style-name="P8">T<text:tab/><text:tab/><text:tab/>+2T<text:tab/><text:tab/>+4T<text:tab/><text:tab/>-2T<text:tab/><text:tab/>-4T</text:p>
      <text:p text:style-name="P8">Fail<text:tab/><text:tab/><text:tab/>Fail<text:tab/><text:tab/>Fail<text:tab/><text:tab/>Fail<text:tab/><text:tab/>Fail</text:p>
      <text:p text:style-name="P8">+1<text:tab/><text:tab/><text:tab/>+3<text:tab/><text:tab/>+5<text:tab/><text:tab/>-1<text:tab/><text:tab/>-3</text:p>
      <text:p text:style-name="P8">0<text:tab/><text:tab/><text:tab/>+2<text:tab/><text:tab/>+4<text:tab/><text:tab/>-2<text:tab/><text:tab/>-4</text:p>
      <text:p text:style-name="P8">-1<text:tab/><text:tab/><text:tab/>+1<text:tab/><text:tab/>+3<text:tab/><text:tab/>-3<text:tab/><text:tab/>-5</text:p>
      <text:p text:style-name="P8">-2<text:tab/>= 9/70<text:tab/><text:tab/>0<text:tab/>= 2/63<text:tab/>+2<text:tab/>= 1/252-4<text:tab/>= 2/63<text:tab/>-6<text:tab/>= 1/252</text:p>
      <text:p text:style-name="P1"><text:soft-page-break/></text:p>
      <text:p text:style-name="P1"/>
      <text:p text:style-name="P1"/>
      <text:p text:style-name="P8">Fail <text:tab/>= 9/70 + 4/63 + 2/252<text:tab/><text:tab/>= 12.86 + 6.34 + 0.8 = <text:tab/><text:tab/><text:tab/>20</text:p>
      <text:p text:style-name="P8">+5<text:tab/>= 1/252<text:tab/><text:tab/><text:tab/>0.4<text:tab/><text:tab/><text:tab/><text:tab/><text:tab/><text:tab/>0.4</text:p>
      <text:p text:style-name="P8">+4<text:tab/>= 1/252<text:tab/><text:tab/><text:tab/>0.4<text:tab/><text:tab/><text:tab/><text:tab/><text:tab/><text:tab/>0.4</text:p>
      <text:p text:style-name="P8">+3<text:tab/>= 2/63 + 1/252<text:tab/><text:tab/>3.57<text:tab/><text:tab/><text:tab/><text:tab/><text:tab/><text:tab/>3.6</text:p>
      <text:p text:style-name="P8">+2<text:tab/>= 2/63 + 1/252<text:tab/><text:tab/>3.57<text:tab/><text:tab/><text:tab/><text:tab/><text:tab/><text:tab/>3.6</text:p>
      <text:p text:style-name="P1"><text:span text:style-name="T2">+1<text:tab/>= </text:span><text:span text:style-name="T2">9/70</text:span><text:span text:style-name="T2"> + 2/63<text:tab/><text:tab/><text:tab/>16.03<text:tab/><text:tab/><text:tab/><text:tab/><text:tab/><text:tab/>16</text:span></text:p>
      <text:p text:style-name="P1"><text:span text:style-name="T2">0<text:tab/>= </text:span><text:span text:style-name="T2">9/70</text:span><text:span text:style-name="T2"> + 2/63<text:tab/><text:tab/><text:tab/></text:span><text:span text:style-name="T2">16.03</text:span><text:span text:style-name="T2"><text:tab/><text:tab/><text:tab/><text:tab/><text:tab/><text:tab/>16</text:span></text:p>
      <text:p text:style-name="P1"><text:span text:style-name="T2">-1<text:tab/>= </text:span><text:span text:style-name="T2">9/70</text:span><text:span text:style-name="T2"> + 2/63<text:tab/><text:tab/><text:tab/></text:span><text:span text:style-name="T2">16.03</text:span><text:span text:style-name="T2"><text:tab/><text:tab/><text:tab/><text:tab/><text:tab/><text:tab/>16</text:span></text:p>
      <text:p text:style-name="P1"><text:span text:style-name="T2">-2<text:tab/>= </text:span><text:span text:style-name="T2">9/70</text:span><text:span text:style-name="T2"> + 2/63<text:tab/><text:tab/><text:tab/></text:span><text:span text:style-name="T2">16.03</text:span><text:span text:style-name="T2"><text:tab/><text:tab/><text:tab/><text:tab/><text:tab/><text:tab/>16</text:span></text:p>
      <text:p text:style-name="P8">-3<text:tab/>= 2/63 + 1/252<text:tab/><text:tab/>3.57<text:tab/><text:tab/><text:tab/><text:tab/><text:tab/><text:tab/>3.6</text:p>
      <text:p text:style-name="P8">-4<text:tab/>= 2/63 + 1/252<text:tab/><text:tab/>3.57<text:tab/><text:tab/><text:tab/><text:tab/><text:tab/><text:tab/>3.6</text:p>
      <text:p text:style-name="P8">-5<text:tab/>= 1/252<text:tab/><text:tab/><text:tab/>0.4<text:tab/><text:tab/><text:tab/><text:tab/><text:tab/><text:tab/>0.4</text:p>
      <text:p text:style-name="P8">-6<text:tab/>= 1/252<text:tab/><text:tab/><text:tab/>0.4<text:tab/><text:tab/><text:tab/><text:tab/><text:tab/><text:tab/>0.4</text:p>
      <text:p text:style-name="P1"/>
      <text:p text:style-name="P1"/>
      <text:p text:style-name="P2">Test 3, Easy (6)<text:tab/><text:tab/><text:tab/>Result<text:tab/><text:tab/><text:tab/><text:tab/><text:tab/><text:tab/>Code</text:p>
      <text:p text:style-name="P1"><text:span text:style-name="T1">Star, Fail, 0, -1<text:tab/><text:tab/><text:tab/><text:tab/>+sk<text:tab/>(83)<text:tab/><text:tab/></text:span><text:span text:style-name="T1">+sk+1<text:tab/>80</text:span><text:span text:style-name="T1">%<text:tab/><text:tab/></text:span><text:span text:style-name="T1">03</text:span><text:span text:style-name="T1">1</text:span><text:span text:style-name="T1">0000</text:span></text:p>
      <text:p text:style-name="P1"><text:span text:style-name="T1"><text:tab/><text:tab/><text:tab/><text:tab/><text:tab/>+1<text:tab/>67%(83)<text:tab/></text:span><text:span text:style-name="T1">+sk<text:tab/>77</text:span><text:span text:style-name="T1">%<text:tab/><text:tab/></text:span></text:p>
      <text:p text:style-name="P1"><text:span text:style-name="T1">Sk, Hd<text:tab/><text:tab/><text:tab/><text:tab/><text:tab/>0<text:tab/>33%<text:tab/><text:tab/></text:span><text:span text:style-name="T1">+2<text:tab/>60</text:span><text:span text:style-name="T1">%</text:span></text:p>
      <text:p text:style-name="P1"><text:span text:style-name="T1"><text:tab/><text:tab/><text:tab/><text:tab/><text:tab/>-1<text:tab/>17%<text:tab/><text:tab/></text:span><text:span text:style-name="T1">+1<text:tab/>57</text:span><text:span text:style-name="T1">%</text:span></text:p>
      <text:p text:style-name="P1"><text:span text:style-name="T1">Skull: range -1--8<text:tab/><text:tab/><text:tab/>(+16.7 to skull val)<text:tab/></text:span><text:span text:style-name="T1">0<text:tab/>37</text:span><text:span text:style-name="T1">%</text:span></text:p>
      <text:p text:style-name="P1"><text:span text:style-name="T1">Hood: Cond. nonterminal, -1<text:tab/><text:tab/><text:tab/><text:tab/><text:tab/></text:span><text:span text:style-name="T1">-1<text:tab/>1</text:span><text:span text:style-name="T1">7%</text:span></text:p>
      <text:p text:style-name="P1"/>
      <text:p text:style-name="P1"/>
      <text:p text:style-name="P1"/>
      <text:p text:style-name="P2">Test 3, Standard (6)<text:tab/><text:tab/><text:tab/>Result<text:tab/><text:tab/><text:tab/><text:tab/><text:tab/><text:tab/>Code</text:p>
      <text:p text:style-name="P2">Star, Fail, 0, -1<text:tab/><text:tab/><text:tab/><text:tab/>+3<text:tab/>83/67%<text:tab/><text:tab/><text:tab/><text:tab/>0320000</text:p>
      <text:p text:style-name="P2">Br, Tf<text:tab/><text:tab/><text:tab/><text:tab/><text:tab/>+2<text:tab/>83/67/50%</text:p>
      <text:p text:style-name="P2"><text:tab/><text:tab/><text:tab/><text:tab/><text:tab/>+1<text:tab/>66/50%</text:p>
      <text:p text:style-name="P2">Broken token: 2 Values, -1 and -3<text:tab/>0<text:tab/>33%</text:p>
      <text:p text:style-name="P2">Tentacle fist: conditonal autofail, -2<text:tab/>-1<text:tab/>17%</text:p>
      <text:p text:style-name="P1"/>
      <text:p text:style-name="P1"/>
      <text:p text:style-name="P2">Test 3, Hard (7)<text:tab/><text:tab/><text:tab/>Result<text:tab/><text:tab/><text:tab/><text:tab/><text:tab/><text:tab/>Code</text:p>
      <text:p text:style-name="P2">Star, Fail, 0, -1<text:tab/><text:tab/><text:tab/><text:tab/>+5<text:tab/><text:tab/>86<text:tab/><text:tab/><text:tab/><text:tab/>0330000</text:p>
      <text:p text:style-name="P2">Sk, Hd, Br<text:tab/><text:tab/><text:tab/><text:tab/>+4<text:tab/>86<text:tab/>79/81/83</text:p>
      <text:p text:style-name="P2"><text:tab/><text:tab/><text:tab/><text:tab/><text:tab/>+3<text:tab/>71/86<text:tab/>64/67/81/83</text:p>
      <text:p text:style-name="P2">Skull: Conditional nonterminal, -1<text:tab/>+2<text:tab/>71/86<text:tab/>64/67/79/81</text:p>
      <text:p text:style-name="P2">Hood: 2 values, -2 and -4<text:tab/><text:tab/>+1<text:tab/>57/71<text:tab/>48/62/64</text:p>
      <text:p text:style-name="P2">Tablet: Range 0–4<text:tab/><text:tab/><text:tab/>0<text:tab/>29<text:tab/>31/45</text:p>
      <text:p text:style-name="P2"><text:tab/><text:tab/><text:tab/><text:tab/><text:tab/>-1<text:tab/>14<text:tab/>14</text:p>
      <text:p text:style-name="P2"><text:tab/><text:tab/></text:p>
      <text:p text:style-name="P2"><text:tab/><text:tab/><text:tab/>Tablet<text:tab/><text:tab/><text:tab/>Hood<text:tab/><text:tab/>Skull<text:tab/><text:tab/>Final</text:p>
      <text:p text:style-name="P2"><text:soft-page-break/>+5<text:tab/><text:tab/><text:tab/><text:tab/><text:tab/><text:tab/><text:tab/><text:tab/>Tab+1<text:tab/> <text:s/>2.38<text:tab/><text:tab/>83<text:tab/></text:p>
      <text:p text:style-name="P2">+4<text:tab/><text:tab/><text:tab/>(14.28)<text:tab/><text:tab/><text:tab/>(14.28)<text:tab/><text:tab/><text:tab/><text:tab/>86<text:tab/>79/81/83</text:p>
      <text:p text:style-name="P2">+3<text:tab/><text:tab/><text:tab/>(14.28)<text:tab/><text:tab/><text:tab/><text:tab/><text:tab/>Hood+1 2.38<text:tab/>57-86<text:tab/>64/67/81/83</text:p>
      <text:p text:style-name="P2">+2<text:tab/><text:tab/><text:tab/>(14.28)<text:tab/><text:tab/><text:tab/>^14.28<text:tab/><text:tab/>2.38<text:tab/><text:tab/>57-86<text:tab/>50/64/79/81</text:p>
      <text:p text:style-name="P2">+1<text:tab/>14.28<text:tab/><text:tab/>(14.28)<text:tab/><text:tab/><text:tab/><text:tab/><text:tab/>2.38<text:tab/><text:tab/>57/71<text:tab/>48/62/64</text:p>
      <text:p text:style-name="P1"><text:span text:style-name="T1">0<text:tab/>14.28<text:tab/><text:tab/></text:span><text:span text:style-name="T1">^14.28</text:span><text:span text:style-name="T1"><text:tab/><text:tab/><text:tab/><text:tab/><text:tab/>2.38<text:tab/><text:tab/>29/43<text:tab/>31/45<text:tab/><text:tab/></text:span></text:p>
      <text:p text:style-name="P2">-1<text:tab/>14.28<text:tab/><text:tab/><text:tab/><text:tab/><text:tab/><text:tab/><text:tab/><text:tab/><text:tab/>14<text:tab/>14</text:p>
      <text:p text:style-name="P2">-2<text:tab/>0<text:tab/><text:tab/><text:tab/><text:tab/><text:tab/><text:tab/><text:tab/><text:tab/><text:tab/>0<text:tab/>0</text:p>
      <text:p text:style-name="P1"/>
      <text:p text:style-name="P1"/>
      <text:p text:style-name="P2">.0238</text:p>
      <text:p text:style-name="P2">.0476</text:p>
      <text:p text:style-name="P2">.0714</text:p>
      <text:p text:style-name="P2">.0952</text:p>
      <text:p text:style-name="P2">.1190</text:p>
      <text:p text:style-name="P1"><text:span text:style-name="T1">Test 3, Expert (8) - </text:span><text:span text:style-name="T1">TBD</text:span></text:p>
      <text:p text:style-name="P1"/>
      <text:p text:style-name="P1"/>
      <text:p text:style-name="P1"/>
      <text:p text:style-name="P1"/>
      <text:p text:style-name="P2">Skull: range</text:p>
      <text:list text:style-name="L3">
        <text:list-item>
          <text:p text:style-name="P7"/>
          <text:list>
            <text:list-item>
              <text:p text:style-name="P6">Hood: Conditional nonterminal</text:p>
            </text:list-item>
            <text:list-item>
              <text:p text:style-name="P6">Tablet: 2 values</text:p>
            </text:list-item>
            <text:list-item>
              <text:p text:style-name="P6">Tentacle Fist: Conditional autofail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HelveticaNeue" svg:font-family="HelveticaNeu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/>
    <style:style style:name="Caption" style:family="paragraph" style:parent-style-name="Standard" style:class="extra"/>
    <style:style style:name="Index" style:family="paragraph" style:parent-style-name="Standard" style:class="index"/>
    <style:style style:name="Text_20_Body" style:display-name="Text Body" style:family="paragraph" style:parent-style-name="Standard" style:class="text"/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Footnote" style:family="paragraph" style:parent-style-name="Standard" style:class="extra"/>
    <style:style style:name="Endnote" style:family="paragraph" style:parent-style-name="Standard" style:class="extra"/>
    <style:style style:name="Frame_20_contents" style:display-name="Frame contents" style:family="paragraph" style:parent-style-name="Standard" style:class="extra"/>
    <style:style style:name="Footnote_5f_Symbol" style:display-name="Footnote_Symbol" style:family="text">
      <style:text-properties style:text-position="super 58%"/>
    </style:style>
    <style:style style:name="Endnote_5f_Symbol" style:display-name="Endnote_Symbol" style:family="text">
      <style:text-properties style:text-position="super 58%"/>
    </style:style>
    <style:style style:name="Footnote_5f_anchor" style:display-name="Footnote_anchor" style:family="text">
      <style:text-properties style:text-position="super 58%"/>
    </style:style>
    <style:style style:name="Endnote_5f_anchor" style:display-name="Endnote_anchor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Bullet_5f_Symbols" style:display-name="Bullet_Symbols" style:family="text"/>
    <style:style style:name="GraphicStyle_5f_0" style:display-name="GraphicStyle_0" style:family="graphic">
      <style:graphic-properties svg:x="0in" svg:y="0in" style:vertical-pos="from-top" style:vertical-rel="page" style:horizontal-pos="from-left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5f_Symbol" text:citation-body-style-name="Footnote_5f_anchor" style:num-format="1" text:start-value="0" text:footnotes-position="page" text:start-numbering-at="document"/>
    <text:notes-configuration text:note-class="endnote" text:citation-style-name="Endnote_5f_Symbol" text:citation-body-style-name="Endnote_5f_anchor" text:master-page-name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EndNote" style:page-layout-name="Mpm2" draw:style-name="Mdp1"/>
    <style:master-page style:name="PM2" style:page-layout-name="Mpm1" draw:style-name="Mdp1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5.2$Windows_X86_64 LibreOffice_project/bffef4ea93e59bebbeaf7f431bb02b1a39ee8a59</meta:generator>
    <dc:date>2024-09-08T11:17:49.456000000</dc:date>
    <meta:editing-duration>PT40S</meta:editing-duration>
    <meta:editing-cycles>1</meta:editing-cycles>
    <meta:document-statistic meta:table-count="0" meta:image-count="0" meta:object-count="0" meta:page-count="5" meta:paragraph-count="188" meta:word-count="920" meta:character-count="4333" meta:non-whitespace-character-count="3027"/>
  </office:meta>
</office:document-meta>
</file>